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paragraph-rsid="00081b16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paragraph-rsid="00094e18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paragraph-rsid="00081b16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paragraph-rsid="000cd31f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italic" style:text-underline-style="solid" style:text-underline-width="auto" style:text-underline-color="font-color" fo:font-weight="normal" officeooo:rsid="000d27ff" officeooo:paragraph-rsid="000d27ff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81b16" officeooo:paragraph-rsid="00081b16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81b16" officeooo:paragraph-rsid="000cd31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bfb35" officeooo:paragraph-rsid="000bfb35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f4ea8" officeooo:paragraph-rsid="00081b16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f4ea8" officeooo:paragraph-rsid="000ee4d1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bold" officeooo:rsid="00081b16" officeooo:paragraph-rsid="00081b16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081b16" officeooo:paragraph-rsid="00081b16" style:font-size-asian="10.5pt" style:font-weight-asian="bold" style:font-size-complex="12pt" style:font-weight-complex="bold"/>
    </style:style>
    <style:style style:name="P13" style:family="paragraph" style:parent-style-name="Standard">
      <style:text-properties fo:font-weight="normal" officeooo:rsid="000f4ea8" officeooo:paragraph-rsid="000ee4d1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47ff" fo:font-size="12pt" style:text-underline-style="none" fo:font-weight="bold" officeooo:rsid="00081b16" officeooo:paragraph-rsid="00081b16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47ff" fo:font-size="12pt" style:text-underline-style="none" fo:font-weight="bold" officeooo:paragraph-rsid="000cd31f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47ff" fo:font-size="12pt" style:text-underline-style="none" fo:font-weight="bold" officeooo:paragraph-rsid="00081b16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47ff" fo:font-size="12pt" style:text-underline-style="none" fo:font-weight="bold" officeooo:rsid="000bfb35" officeooo:paragraph-rsid="000bfb35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47ff" fo:font-size="12pt" style:text-underline-style="none" fo:font-weight="bold" officeooo:rsid="000f4ea8" officeooo:paragraph-rsid="000ee4d1" style:font-size-asian="10.5pt" style:font-weight-asian="bold" style:font-size-complex="12pt" style:font-weight-complex="bold"/>
    </style:style>
    <style:style style:name="P19" style:family="paragraph" style:parent-style-name="Standard">
      <style:text-properties fo:color="#0047ff" fo:font-weight="bold" officeooo:rsid="000f4ea8" officeooo:paragraph-rsid="000ee4d1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ff0000" fo:font-size="12pt" style:text-underline-style="none" fo:font-weight="bold" officeooo:paragraph-rsid="00081b16" style:font-size-asian="10.5pt" style:font-weight-asian="bold" style:font-size-complex="12pt" style:font-weight-complex="bold"/>
    </style:style>
    <style:style style:name="T1" style:family="text">
      <style:text-properties officeooo:rsid="00081b16"/>
    </style:style>
    <style:style style:name="T2" style:family="text">
      <style:text-properties officeooo:rsid="000f4ea8"/>
    </style:style>
    <style:style style:name="T3" style:family="text">
      <style:text-properties fo:font-weight="normal" officeooo:rsid="00081b16" style:font-weight-asian="normal" style:font-weight-complex="normal"/>
    </style:style>
    <style:style style:name="T4" style:family="text">
      <style:text-properties fo:font-weight="bold" officeooo:rsid="00081b16" style:font-weight-asian="bold" style:font-weight-complex="bold"/>
    </style:style>
    <style:style style:name="T5" style:family="text">
      <style:text-properties fo:font-weight="bold" officeooo:rsid="000ee4d1" style:font-weight-asian="bold" style:font-weight-complex="bold"/>
    </style:style>
    <style:style style:name="T6" style:family="text">
      <style:text-properties officeooo:rsid="0014a4d2"/>
    </style:style>
    <style:style style:name="T7" style:family="text">
      <style:text-properties officeooo:rsid="00094e18"/>
    </style:style>
    <style:style style:name="T8" style:family="text">
      <style:text-properties officeooo:rsid="000cd31f"/>
    </style:style>
    <style:style style:name="T9" style:family="text">
      <style:text-properties officeooo:rsid="0019271d"/>
    </style:style>
    <style:style style:name="T10" style:family="text">
      <style:text-properties officeooo:rsid="000ee4d1"/>
    </style:style>
    <style:style style:name="T11" style:family="text">
      <style:text-properties officeooo:rsid="00173c6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CMotors_serial_2</text:p>
      <text:p text:style-name="P1"><text:span text:style-name="T7">-- </text:span><text:span text:style-name="T1">FONCTIONS </text:span><text:span text:style-name="T7">--</text:span></text:p>
      <text:p text:style-name="P6"/>
      <text:p text:style-name="P14">motorsInit()</text:p>
      <text:p text:style-name="P6">initialise la board moteurs</text:p>
      <text:p text:style-name="P6"/>
      <text:p text:style-name="P14">motorsWrite(int speedLeft, int speedRight)</text:p>
      <text:p text:style-name="P6">speedLeft, speedRight = -255 – 255</text:p>
      <text:p text:style-name="P6">lance les moteurs 1 et 2 à la vitesse souhaitée</text:p>
      <text:p text:style-name="P6">&gt;0 = avant</text:p>
      <text:p text:style-name="P6">&lt;0 = arrière</text:p>
      <text:p text:style-name="P6">0 = release (roue libre)</text:p>
      <text:p text:style-name="P6"/>
      <text:p text:style-name="P15"><text:span text:style-name="T1">motorWrite(int </text:span><text:span text:style-name="T8">motor</text:span><text:span text:style-name="T1">, int </text:span><text:span text:style-name="T8">motorSpeed</text:span><text:span text:style-name="T1">)</text:span></text:p>
      <text:p text:style-name="P4"><text:span text:style-name="T8">motorSpeed </text:span><text:span text:style-name="T1"><text:s/>= -255 – 255</text:span></text:p>
      <text:p text:style-name="P4"><text:span text:style-name="T1">lance </text:span><text:span text:style-name="T8">un</text:span><text:span text:style-name="T1"> moteur à la vitesse souhaitée</text:span></text:p>
      <text:p text:style-name="P7">&gt;0 = avant</text:p>
      <text:p text:style-name="P7">&lt;0 = arrière</text:p>
      <text:p text:style-name="P7">0 = release (roue libre)</text:p>
      <text:p text:style-name="P6"/>
      <text:p text:style-name="P17">motorsStop()</text:p>
      <text:p text:style-name="P8">arrête les 2 moteurs</text:p>
      <text:p text:style-name="P8"/>
      <text:p text:style-name="P17">motorStop(int motor)</text:p>
      <text:p text:style-name="P8">motor = 1-2</text:p>
      <text:p text:style-name="P8">arrête un moteur</text:p>
      <text:p text:style-name="P8"/>
      <text:p text:style-name="P17">motorsRelease()</text:p>
      <text:p text:style-name="P8">met les 2 moteurs en roue libre</text:p>
      <text:p text:style-name="P8"/>
      <text:p text:style-name="P17">motorRelease(int motor)</text:p>
      <text:p text:style-name="P8">motor = 1-2</text:p>
      <text:p text:style-name="P8">met un moteur en roue libre</text:p>
      <text:p text:style-name="P8"/>
      <text:p text:style-name="P19"><text:span text:style-name="T11">moveForward(int speed)</text:span></text:p>
      <text:p text:style-name="P13"><text:span text:style-name="T11">en avant (speed, 0-255)</text:span></text:p>
      <text:p text:style-name="P13"><text:span text:style-name="T11"/></text:p>
      <text:p text:style-name="P19"><text:span text:style-name="T11">moveBackward(int speed)</text:span></text:p>
      <text:p text:style-name="P13"><text:span text:style-name="T11">en arrière (speed, 0-255)</text:span></text:p>
      <text:p text:style-name="P13"><text:span text:style-name="T11"/></text:p>
      <text:p text:style-name="P19"><text:span text:style-name="T11">turnLeft(int speed)</text:span></text:p>
      <text:p text:style-name="P13"><text:span text:style-name="T11">tourner à gauche (speed, 0-255)</text:span></text:p>
      <text:p text:style-name="P13"><text:span text:style-name="T11"/></text:p>
      <text:p text:style-name="P19"><text:span text:style-name="T11">turnRight(int speed)</text:span></text:p>
      <text:p text:style-name="P10"><text:span text:style-name="T11">tourner à droite (speed, 0-255)</text:span></text:p>
      <text:p text:style-name="P8"/>
      <text:p text:style-name="P19"><text:span text:style-name="T10">followHeading(uint16_t compassValue, uint16_t value)</text:span></text:p>
      <text:p text:style-name="P10"><text:span text:style-name="T9">avance en tournant </text:span><text:span text:style-name="T10">depuis un azimut de départ </text:span><text:span text:style-name="T9">vers</text:span> un azimut <text:span text:style-name="T10">d'arrivée </text:span>(<text:span text:style-name="T10">compassValue</text:span><text:span text:style-name="T5">/</text:span>value, 0-359)</text:p>
      <text:p text:style-name="P10"/>
      <text:p text:style-name="P18"><text:span text:style-name="T10">pointTo(int compassValue, int angle)</text:span></text:p>
      <text:p text:style-name="P10"><text:span text:style-name="T11">effectue une rotation </text:span><text:span text:style-name="T10">depuis un azimut de départ </text:span><text:span text:style-name="T11">jusqu'à un azimut </text:span><text:span text:style-name="T10">d'arrivée</text:span><text:span text:style-name="T11"> </text:span><text:span text:style-name="T10">(compassValue</text:span><text:span text:style-name="T5">/</text:span><text:span text:style-name="T11">angle</text:span><text:span text:style-name="T10">, </text:span><text:soft-page-break/><text:span text:style-name="T10">0-359)</text:span></text:p>
      <text:p text:style-name="P10"><text:span text:style-name="T10"/></text:p>
      <text:p text:style-name="P18"><text:span text:style-name="T10">turn(int compassValue, int angle)</text:span></text:p>
      <text:p text:style-name="P10"><text:span text:style-name="T11">effectue une rotation de N degrés </text:span><text:span text:style-name="T10">depuis un azimut de départ (compassValue/</text:span><text:span text:style-name="T11">angle</text:span><text:span text:style-name="T10">, 0-359)</text:span></text:p>
      <text:p text:style-name="P6"/>
      <text:p text:style-name="P14">parseCommand()</text:p>
      <text:p text:style-name="P3"><text:span text:style-name="T1">lit l'UART et lance les commandes en conséquence (voir </text:span><text:span text:style-name="T4">diagramme</text:span><text:span text:style-name="T1">)</text:span></text:p>
      <text:p text:style-name="P20"><text:span text:style-name="T3">dépend</text:span><text:span text:style-name="T1"> getSerial()</text:span></text:p>
      <text:p text:style-name="P11"/>
      <text:p text:style-name="P6"/>
      <text:p text:style-name="P2"><text:span text:style-name="T2">-- V</text:span><text:span text:style-name="T6">ARIABLES</text:span><text:span text:style-name="T2"> --</text:span></text:p>
      <text:p text:style-name="P12"/>
      <text:p text:style-name="P16"><text:span text:style-name="T3">long</text:span><text:span text:style-name="T1"> getSerial()</text:span></text:p>
      <text:p text:style-name="P9">retourne la chaine de caractères lue sur l'UART jusqu'au "/" suiva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0M16S</meta:editing-duration>
    <meta:editing-cycles>10</meta:editing-cycles>
    <meta:generator>LibreOffice/4.0.6.2$Windows_x86 LibreOffice_project/2e2573268451a50806fcd60ae2d9fe01dd0ce24</meta:generator>
    <dc:date>2014-02-03T14:57:53.55</dc:date>
    <meta:document-statistic meta:table-count="0" meta:image-count="0" meta:object-count="0" meta:page-count="2" meta:paragraph-count="46" meta:word-count="205" meta:character-count="1372" meta:non-whitespace-character-count="1210"/>
    <meta:user-defined meta:name="Info 1"/>
    <meta:user-defined meta:name="Info 2"/>
    <meta:user-defined meta:name="Info 3"/>
    <meta:user-defined meta:name="Info 4"/>
  </office:meta>
</office:document-meta>
</file>